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.1252in" fo:margin-bottom="0.1252in" loext:contextual-spacing="false" style:line-height-at-least="0.2665in" fo:background-color="#ffffff" style:vertical-align="baseline"/>
    </style:style>
    <style:style style:name="P2" style:family="paragraph" style:parent-style-name="Standard" style:master-page-name="Standard">
      <loext:graphic-properties draw:fill="solid" draw:fill-color="#ffffff"/>
      <style:paragraph-properties fo:margin-top="0.1252in" fo:margin-bottom="0.1252in" loext:contextual-spacing="false" style:line-height-at-least="0.2665in" fo:text-align="center" style:justify-single-word="false" style:page-number="auto" fo:background-color="#ffffff" style:vertical-align="baseline"/>
    </style:style>
    <style:style style:name="P3" style:family="paragraph" style:parent-style-name="Standard">
      <loext:graphic-properties draw:fill="solid" draw:fill-color="#ffffff"/>
      <style:paragraph-properties fo:margin-top="0in" fo:margin-bottom="0in" loext:contextual-spacing="false" style:line-height-at-least="0.2665in" fo:text-align="center" style:justify-single-word="false" fo:background-color="#ffffff" style:vertical-align="baseline"/>
    </style:style>
    <style:style style:name="P4" style:family="paragraph" style:parent-style-name="Standard">
      <loext:graphic-properties draw:fill="solid" draw:fill-color="#ffffff"/>
      <style:paragraph-properties fo:margin-top="0in" fo:margin-bottom="0in" loext:contextual-spacing="false" style:line-height-at-least="0.2665in" fo:background-color="#ffffff" style:vertical-align="baseline"/>
    </style:style>
    <style:style style:name="P5" style:family="paragraph" style:parent-style-name="Standard">
      <loext:graphic-properties draw:fill="solid" draw:fill-color="#ffffff"/>
      <style:paragraph-properties fo:margin-top="0in" fo:margin-bottom="0in" loext:contextual-spacing="false" style:line-height-at-least="0.2665in" fo:background-color="#ffffff" style:vertical-align="baseline"/>
      <style:text-properties fo:color="#111111" fo:font-size="12pt" fo:font-weight="bold" style:font-name-asian="Times New Roman1" style:font-size-asian="12pt" style:language-asian="en" style:country-asian="GB" style:font-weight-asian="bold" style:font-name-complex="Times New Roman1" style:font-size-complex="12pt" style:font-weight-complex="bold" loext:padding="0in" loext:border="none"/>
    </style:style>
    <style:style style:name="P6" style:family="paragraph" style:parent-style-name="Standard" style:list-style-name="WWNum1">
      <loext:graphic-properties draw:fill="solid" draw:fill-color="#ffffff"/>
      <style:paragraph-properties fo:margin-left="0.3335in" fo:margin-right="0in" fo:margin-top="0in" fo:margin-bottom="0in" loext:contextual-spacing="false" style:line-height-at-least="0.2665in" fo:text-indent="-0.25in" style:auto-text-indent="false" fo:background-color="#ffffff" style:vertical-align="baseline"/>
    </style:style>
    <style:style style:name="P7" style:family="paragraph" style:parent-style-name="Standard" style:list-style-name="WWNum2">
      <loext:graphic-properties draw:fill="solid" draw:fill-color="#ffffff"/>
      <style:paragraph-properties fo:margin-left="0.3335in" fo:margin-right="0in" fo:margin-top="0in" fo:margin-bottom="0in" loext:contextual-spacing="false" style:line-height-at-least="0.2665in" fo:text-indent="-0.25in" style:auto-text-indent="false" fo:background-color="#ffffff" style:vertical-align="baseline"/>
    </style:style>
    <style:style style:name="P8" style:family="paragraph" style:parent-style-name="Standard" style:list-style-name="WWNum3">
      <loext:graphic-properties draw:fill="solid" draw:fill-color="#ffffff"/>
      <style:paragraph-properties fo:margin-left="0.3335in" fo:margin-right="0in" fo:margin-top="0in" fo:margin-bottom="0in" loext:contextual-spacing="false" style:line-height-at-least="0.2665in" fo:text-indent="-0.25in" style:auto-text-indent="false" fo:background-color="#ffffff" style:vertical-align="baseline"/>
    </style:style>
    <style:style style:name="P9" style:family="paragraph" style:parent-style-name="Standard" style:list-style-name="WWNum4">
      <loext:graphic-properties draw:fill="solid" draw:fill-color="#ffffff"/>
      <style:paragraph-properties fo:margin-left="0.3335in" fo:margin-right="0in" fo:margin-top="0in" fo:margin-bottom="0in" loext:contextual-spacing="false" style:line-height-at-least="0.2665in" fo:text-indent="-0.25in" style:auto-text-indent="false" fo:background-color="#ffffff" style:vertical-align="baseline"/>
    </style:style>
    <style:style style:name="P10" style:family="paragraph">
      <loext:graphic-properties draw:fill="solid" draw:fill-color="#ff8251"/>
      <style:paragraph-properties fo:text-align="center"/>
    </style:style>
    <style:style style:name="T1" style:family="text">
      <style:text-properties fo:color="#111111" fo:font-size="22pt" style:font-name-asian="Times New Roman1" style:font-size-asian="22pt" style:language-asian="en" style:country-asian="GB" style:font-size-complex="22pt"/>
    </style:style>
    <style:style style:name="T2" style:family="text">
      <style:text-properties fo:color="#111111" style:font-name-asian="Times New Roman1" style:language-asian="en" style:country-asian="GB"/>
    </style:style>
    <style:style style:name="T3" style:family="text">
      <style:text-properties fo:color="#111111" fo:font-size="12pt" style:font-name-asian="Times New Roman1" style:font-size-asian="12pt" style:language-asian="en" style:country-asian="GB" style:font-name-complex="Times New Roman1" style:font-size-complex="12pt"/>
    </style:style>
    <style:style style:name="T4" style:family="text">
      <style:text-properties fo:color="#111111" fo:font-size="12pt" fo:font-weight="bold" style:font-name-asian="Times New Roman1" style:font-size-asian="12pt" style:language-asian="en" style:country-asian="GB" style:font-weight-asian="bold" style:font-name-complex="Times New Roman1" style:font-size-complex="12pt" style:font-weight-complex="bold" loext:padding="0in" loext:border="none"/>
    </style:style>
    <style:style style:name="T5" style:family="text">
      <style:text-properties fo:color="#111111" fo:font-size="12pt" fo:font-style="italic" style:font-name-asian="Times New Roman1" style:font-size-asian="12pt" style:language-asian="en" style:country-asian="GB" style:font-style-asian="italic" style:font-name-complex="Times New Roman1" style:font-size-complex="12pt" style:font-style-complex="italic" loext:padding="0in" loext:border="none"/>
    </style:style>
    <style:style style:name="T6" style:family="text">
      <style:text-properties fo:color="#111111" style:font-name="Calibri" style:font-name-asian="Times New Roman1" style:language-asian="en" style:country-asian="GB"/>
    </style:style>
    <style:style style:name="T7" style:family="text">
      <style:text-properties fo:color="#ff8150" fo:font-size="14pt" fo:font-weight="bold" style:font-name-asian="Times New Roman1" style:font-size-asian="14pt" style:language-asian="en" style:country-asian="GB" style:font-weight-asian="bold" style:font-size-complex="14pt" style:font-weight-complex="bold" loext:padding="0in" loext:border="none"/>
    </style:style>
    <style:style style:name="T8" style:family="text">
      <style:text-properties fo:color="#ff8150" style:font-name="Calibri" fo:font-size="14pt" fo:font-weight="bold" style:font-name-asian="Times New Roman1" style:font-size-asian="14pt" style:language-asian="en" style:country-asian="GB" style:font-weight-asian="bold" style:font-size-complex="14pt" style:font-weight-complex="bold" loext:padding="0in" loext:border="none"/>
    </style:style>
    <style:style style:name="T9" style:family="text">
      <style:text-properties style:font-name-complex="Arial"/>
    </style:style>
    <style:style style:name="T10" style:family="text">
      <style:text-properties fo:color="#ff8251" fo:font-size="12pt" fo:font-style="italic" fo:font-weight="bold" style:font-name-asian="Times New Roman1" style:font-size-asian="12pt" style:language-asian="en" style:country-asian="GB" style:font-style-asian="italic" style:font-weight-asian="bold" style:font-name-complex="Times New Roman1" style:font-size-complex="12pt" style:font-style-complex="italic" loext:padding="0in" loext:border="none"/>
    </style:style>
    <style:style style:name="T11" style:family="text">
      <style:text-properties fo:color="#ff8251" fo:font-size="12pt" fo:font-weight="bold" style:font-name-asian="Times New Roman1" style:font-size-asian="12pt" style:language-asian="en" style:country-asian="GB" style:font-weight-asian="bold" style:font-name-complex="Times New Roman1" style:font-size-complex="12pt"/>
    </style:style>
    <style:style style:name="T12" style:family="text">
      <style:text-properties style:font-name="Calibri"/>
    </style:style>
    <style:style style:name="T13" style:family="text">
      <style:text-properties style:font-name="Calibri" officeooo:rsid="001469dc"/>
    </style:style>
    <style:style style:name="T14" style:family="text">
      <style:text-properties fo:color="#5b9bd5" style:font-name="Calibri"/>
    </style:style>
    <style:style style:name="gr1" style:family="graphic">
      <style:graphic-properties draw:stroke="none" svg:stroke-width="0in" draw:fill="solid" draw:fill-color="#ff8251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Full name</text:span><text:span text:style-name="T2"><text:line-break/>Address<text:line-break/>Phone number<text:line-break/>Email address</text:span></text:p>
      <text:p text:style-name="P1"><text:span text:style-name="T7">Personal statement</text:span></text:p>
      <text:p text:style-name="P3"><draw:rect text:anchor-type="as-char" svg:y="0in" draw:z-index="0" draw:style-name="gr1" draw:text-style-name="P10" svg:width="0.0012in" svg:height="0.0524in"><text:p/></draw:rect></text:p>
      <text:p text:style-name="P1"><text:span text:style-name="T3">A highly focused software developer with seven years’ experience in a variety of development and engineering positions. Organised, methodical and a keen eye for detail results in solid coding and trustworthy software programmes. Understanding client requirements and communicating the progress of projects are core values in achieving long lasting business relationships.</text:span></text:p>
      <text:p text:style-name="P1"><text:span text:style-name="T7">Core skills</text:span></text:p>
      <text:p text:style-name="P3"><draw:rect text:anchor-type="as-char" svg:y="0in" draw:z-index="1" draw:style-name="gr1" draw:text-style-name="P10" svg:width="0.0012in" svg:height="0.0524in"><text:p/></draw:rect></text:p>
      <text:list xml:id="list8641503061122889870" text:style-name="WWNum1">
        <text:list-item>
          <text:p text:style-name="P6"><text:span text:style-name="T3">Broad development knowledge, including Apache, Linux, SQL databases and Linux</text:span></text:p>
        </text:list-item>
        <text:list-item>
          <text:p text:style-name="P6"><text:span text:style-name="T3">Industry aware and technically up to speed with current software development tools</text:span></text:p>
        </text:list-item>
        <text:list-item>
          <text:p text:style-name="P6"><text:span text:style-name="T3">Strong analytical skills and level headed problem solver</text:span></text:p>
        </text:list-item>
        <text:list-item>
          <text:p text:style-name="P6"><text:span text:style-name="T3">Strong C and C+ in an object orientated environment</text:span></text:p>
        </text:list-item>
        <text:list-item>
          <text:p text:style-name="P6"><text:span text:style-name="T3">Experienced in multi-threading in a Windows environment</text:span></text:p>
        </text:list-item>
      </text:list>
      <text:p text:style-name="P1"><text:span text:style-name="T7">Work history </text:span></text:p>
      <text:p text:style-name="P3"><draw:rect text:anchor-type="as-char" svg:y="0in" draw:z-index="2" draw:style-name="gr1" draw:text-style-name="P10" svg:width="0.0012in" svg:height="0.0524in"><text:p/></draw:rect></text:p>
      <text:p text:style-name="P4"><text:span text:style-name="T4">Software Developer – Semetrical, London</text:span><text:span text:style-name="T3"><text:line-break/></text:span><text:span text:style-name="T10">(November 2013 – Present)</text:span></text:p>
      <text:p text:style-name="P1"><text:span text:style-name="T3">Leading a small team on a variety of development projects and delivering solutions to meet and exceed clients’ briefs.</text:span></text:p>
      <text:p text:style-name="P4"><text:span text:style-name="T4">Duties</text:span></text:p>
      <text:list xml:id="list4104560417331716697" text:style-name="WWNum2">
        <text:list-item>
          <text:p text:style-name="P7"><text:span text:style-name="T3">Being first point of call for new and current clients and assessing software requirements</text:span></text:p>
        </text:list-item>
        <text:list-item>
          <text:p text:style-name="P7"><text:span text:style-name="T3">Analysing and debugging code</text:span></text:p>
        </text:list-item>
        <text:list-item>
          <text:p text:style-name="P7"><text:soft-page-break/><text:span text:style-name="T3">Maintaining the stability of all live systems</text:span></text:p>
        </text:list-item>
        <text:list-item>
          <text:p text:style-name="P7"><text:span text:style-name="T3">Design and develop multi-threaded C+ windows applications</text:span></text:p>
        </text:list-item>
        <text:list-item>
          <text:p text:style-name="P7"><text:span text:style-name="T3">Outlining and presenting specifications for all software requirements</text:span></text:p>
        </text:list-item>
        <text:list-item>
          <text:p text:style-name="P7"><text:span text:style-name="T3">Mentoring team members in development and technical progression</text:span></text:p>
        </text:list-item>
        <text:list-item>
          <text:p text:style-name="P7"><text:span text:style-name="T3">Writing multiple code and script and ensuring cross browser compliance</text:span></text:p>
        </text:list-item>
      </text:list>
      <text:p text:style-name="P4"><text:span text:style-name="T4"><text:line-break/>Web Developer – Arthouse Web Hub, London</text:span></text:p>
      <text:p text:style-name="P4"><text:span text:style-name="T10">(March 2010 – November 2013)</text:span></text:p>
      <text:p text:style-name="P4"><text:span text:style-name="T4">Duties</text:span></text:p>
      <text:list xml:id="list1584592664228334619" text:style-name="WWNum3">
        <text:list-item>
          <text:p text:style-name="P8"><text:span text:style-name="T3">Maintaining performance of existing client websites</text:span></text:p>
        </text:list-item>
        <text:list-item>
          <text:p text:style-name="P8"><text:span text:style-name="T3">Suggesting improvements on design and functionality</text:span></text:p>
        </text:list-item>
        <text:list-item>
          <text:p text:style-name="P8"><text:span text:style-name="T3">Maintaining continuity throughout all websites both technically and creatively</text:span></text:p>
        </text:list-item>
        <text:list-item>
          <text:p text:style-name="P8"><text:span text:style-name="T3">Providing aftercare support for clients on assessing the performance of their sites</text:span></text:p>
        </text:list-item>
      </text:list>
      <text:p text:style-name="P1"><text:span text:style-name="T3"> </text:span><text:span text:style-name="T4">Trainee Web Developer – Hotrocks Web Design Agency, London</text:span><text:span text:style-name="T3"><text:line-break/></text:span><text:span text:style-name="T10">(August 2007 – March 2010)</text:span></text:p>
      <text:p text:style-name="P4"><text:span text:style-name="T4">Duties</text:span></text:p>
      <text:list xml:id="list7499233485928413597" text:style-name="WWNum4">
        <text:list-item>
          <text:p text:style-name="P9"><text:span text:style-name="T3">Working alongside the senior web developer to deliver optimum performance of clients’ websites</text:span></text:p>
        </text:list-item>
        <text:list-item>
          <text:p text:style-name="P9"><text:span text:style-name="T3">Preparing presentations and keeping clients up to speed with the development process</text:span></text:p>
        </text:list-item>
        <text:list-item>
          <text:p text:style-name="P9"><text:span text:style-name="T3">Developing web code</text:span></text:p>
        </text:list-item>
        <text:list-item>
          <text:p text:style-name="P9"><text:span text:style-name="T3">Auditing websites and reporting any performance issues to senior developers</text:span></text:p>
        </text:list-item>
      </text:list>
      <text:p text:style-name="P4"><text:span text:style-name="T5"> </text:span><text:span text:style-name="T3"><text:line-break/></text:span><text:span text:style-name="T8">Education</text:span></text:p>
      <text:p text:style-name="P3"><draw:rect text:anchor-type="as-char" svg:y="0in" draw:z-index="3" draw:style-name="gr1" draw:text-style-name="P10" svg:width="0.0012in" svg:height="0.0524in"><text:p/></draw:rect></text:p>
      <text:p text:style-name="P4"><text:span text:style-name="T4">University of Brighton</text:span></text:p>
      <text:p text:style-name="P4"><text:span text:style-name="T5">(2004 – 2006)</text:span><text:span text:style-name="T3"><text:line-break/>BSc (Hons) in Computer Science</text:span></text:p>
      <text:p text:style-name="P5"/>
      <text:p text:style-name="P4"><text:span text:style-name="T4">Ipswich Sixth Form College</text:span></text:p>
      <text:p text:style-name="P4"><text:soft-page-break/><text:span text:style-name="T5">(2001 – 2003)</text:span><text:span text:style-name="T4"> </text:span><text:span text:style-name="T3"><text:line-break/>A Level Information Technology (A) English (C) Maths (C)</text:span><text:span text:style-name="T4"> </text:span></text:p>
      <text:p text:style-name="P1"><text:span text:style-name="T8"><text:line-break/>References</text:span></text:p>
      <text:p text:style-name="P3"><draw:rect text:anchor-type="as-char" svg:y="0in" draw:z-index="4" draw:style-name="gr1" draw:text-style-name="P10" svg:width="0.0012in" svg:height="0.0524in"><text:p/></draw:rect></text:p>
      <text:p text:style-name="Standard"><text:span text:style-name="T6">Please do not hesitate to contact me if you require references from any of my previous employers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apple-converted-space" style:family="text" style:parent-style-name="Default_20_Paragraph_20_Fon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ListLabel_20_1" style:display-name="ListLabel 1" style:family="text">
      <style:text-properties fo:font-size="12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2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2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2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e Bruce</meta:initial-creator>
    <meta:editing-cycles>2</meta:editing-cycles>
    <meta:creation-date>2015-11-23T15:59:00</meta:creation-date>
    <dc:date>2016-09-24T12:46:53.698085997</dc:date>
    <meta:editing-duration>PT42M</meta:editing-duration>
    <meta:generator>LibreOffice/5.1.4.2$Linux_X86_64 LibreOffice_project/10m0$Build-2</meta:generator>
    <meta:document-statistic meta:table-count="0" meta:image-count="0" meta:object-count="0" meta:page-count="3" meta:paragraph-count="45" meta:word-count="354" meta:character-count="2393" meta:non-whitespace-character-count="2083"/>
    <meta:user-defined meta:name="AppVersion">15.0000</meta:user-defined>
    <meta:user-defined meta:name="Company">Trinity Mirror PL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